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5000003E42BFC4B3C0B7FDDC9.png" manifest:media-type="image/png"/>
  <manifest:file-entry manifest:full-path="Pictures/1000000000000437000008C03A912A4ED985181A.jpg" manifest:media-type="image/jpeg"/>
  <manifest:file-entry manifest:full-path="Pictures/1000000100000766000003E8A191EB7A4026D8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shadow="visible" loext:shadow-blur="0.353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3.306cm" svg:height="7cm" svg:x="1cm" svg:y="1cm">
          <draw:image xlink:href="Pictures/1000000100000765000003E42BFC4B3C0B7FDDC9.png" xlink:type="simple" xlink:show="embed" xlink:actuate="onLoad" draw:mime-type="image/png">
            <text:p/>
          </draw:image>
        </draw:frame>
        <draw:frame draw:style-name="gr1" draw:text-style-name="P1" draw:layer="layout" svg:width="7.706cm" svg:height="16cm" svg:x="15.833cm" svg:y="1cm">
          <draw:image xlink:href="Pictures/1000000000000437000008C03A912A4ED985181A.jpg" xlink:type="simple" xlink:show="embed" xlink:actuate="onLoad" draw:mime-type="image/jpeg">
            <text:p/>
          </draw:image>
        </draw:frame>
        <draw:frame draw:style-name="gr1" draw:text-style-name="P1" draw:layer="layout" svg:width="13.26cm" svg:height="7cm" svg:x="1cm" svg:y="10cm">
          <draw:image xlink:href="Pictures/1000000100000766000003E8A191EB7A4026D8A6.png" xlink:type="simple" xlink:show="embed" xlink:actuate="onLoad" draw:mime-type="image/png">
            <text:p/>
          </draw:image>
        </draw:frame>
        <draw:frame draw:style-name="gr2" draw:text-style-name="P2" draw:layer="layout" svg:width="7cm" svg:height="0.967cm" svg:x="4.5cm" svg:y="8.533cm">
          <draw:text-box>
            <text:p><text:span text:style-name="T1">トップページ </text:span><text:span text:style-name="T1">(PC</text:span><text:span text:style-name="T1">表示</text:span><text:span text:style-name="T1">)</text:span></text:p>
          </draw:text-box>
        </draw:frame>
        <draw:frame draw:style-name="gr2" draw:text-style-name="P2" draw:layer="layout" svg:width="10.218cm" svg:height="0.967cm" svg:x="3.282cm" svg:y="17.5cm">
          <draw:text-box>
            <text:p><text:span text:style-name="T1">プロジェクト一覧ページ </text:span><text:span text:style-name="T1">(PC</text:span><text:span text:style-name="T1">表示</text:span><text:span text:style-name="T1">)</text:span></text:p>
          </draw:text-box>
        </draw:frame>
        <draw:frame draw:style-name="gr2" draw:text-style-name="P2" draw:layer="layout" svg:width="8.025cm" svg:height="0.967cm" svg:x="15.582cm" svg:y="17.501cm">
          <draw:text-box>
            <text:p><text:span text:style-name="T1">トップページ </text:span><text:span text:style-name="T1">(</text:span><text:span text:style-name="T1">スマホ表示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7T21:04:17.460000000</dc:date>
    <meta:editing-duration>PT5M21S</meta:editing-duration>
    <meta:editing-cycles>1</meta:editing-cycles>
    <meta:generator>LibreOffice/7.4.7.2$Windows_X86_64 LibreOffice_project/723314e595e8007d3cf785c16538505a1c878ca5</meta:generator>
    <meta:document-statistic meta:object-count="6"/>
  </office:meta>
</office:document-meta>
</file>